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Calabr" svg:font-family="Calabr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ab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abr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labr" style:font-name-asian="DejaVu Sans" style:font-name-complex="DejaVu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3"/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man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solv</text:p>
          </table:table-cell>
          <table:table-cell/>
          <table:table-cell office:value-type="string" calcext:value-type="string">
            <text:p>sbu</text:p>
          </table:table-cell>
          <table:table-cell/>
          <table:table-cell office:value-type="string" calcext:value-type="string">
            <text:p>i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2034" calcext:value-type="float">
            <text:p>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</table:table>
      <table:table table:name="conformation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(AlH3)5</text:p>
          </table:table-cell>
        </table:table-row>
        <table:table-row table:style-name="ro1">
          <table:table-cell/>
          <table:table-cell office:value-type="string" calcext:value-type="string">
            <text:p>Etot [Ha]</text:p>
          </table:table-cell>
        </table:table-row>
        <table:table-row table:style-name="ro1">
          <table:table-cell office:value-type="string" calcext:value-type="string">
            <text:p>stavila</text:p>
          </table:table-cell>
          <table:table-cell office:value-type="float" office:value="-1220.46964416684" calcext:value-type="float">
            <text:p>-1220.46964416684</text:p>
          </table:table-cell>
        </table:table-row>
        <table:table-row table:style-name="ro1">
          <table:table-cell office:value-type="string" calcext:value-type="string">
            <text:p>Gfn2 search</text:p>
          </table:table-cell>
          <table:table-cell office:value-type="float" office:value="-1220.49638437175" calcext:value-type="float">
            <text:p>-1220.49638437175</text:p>
          </table:table-cell>
        </table:table-row>
      </table:table>
      <table:table table:name="solvent effect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PBE TZVP</text:p>
          </table:table-cell>
          <table:table-cell office:value-type="string" calcext:value-type="string">
            <text:p>(AlH3)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c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ot [Ha]</text:p>
          </table:table-cell>
          <table:table-cell office:value-type="string" calcext:value-type="string">
            <text:p>[kJ/mol]</text:p>
          </table:table-cell>
        </table:table-row>
        <table:table-row table:style-name="ro1">
          <table:table-cell office:value-type="string" calcext:value-type="string">
            <text:p>solv</text:p>
          </table:table-cell>
          <table:table-cell office:value-type="float" office:value="-1220.42145039145" calcext:value-type="float">
            <text:p>-1220.42145039145</text:p>
          </table:table-cell>
          <table:table-cell/>
        </table:table-row>
        <table:table-row table:style-name="ro2">
          <table:table-cell office:value-type="string" calcext:value-type="string">
            <text:p>unsolv</text:p>
          </table:table-cell>
          <table:table-cell table:style-name="ce2" office:value-type="float" office:value="-1220.41611561831" calcext:value-type="float">
            <text:p>-1220.4161156183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table:formula="of:=[.B4]-[.B5]" office:value-type="float" office:value="-0.00533477314002084" calcext:value-type="float">
            <text:p>-0.00533477314002084</text:p>
          </table:table-cell>
          <table:table-cell table:style-name="ce3" table:formula="of:=2625.4996394799*[.B7]" office:value-type="float" office:value="-14.0064449558318" calcext:value-type="float">
            <text:p>-14.0064449558318</text:p>
          </table:table-cell>
        </table:table-row>
        <table:table-row table:style-name="ro3">
          <table:table-cell office:value-type="string" calcext:value-type="string">
            <text:p>cpcm diel</text:p>
          </table:table-cell>
          <table:table-cell table:style-name="ce2" office:value-type="float" office:value="-0.00605610914356" calcext:value-type="float">
            <text:p>-0.00605610914356</text:p>
          </table:table-cell>
          <table:table-cell table:style-name="ce3" table:formula="of:=2625.4996394799*[.B8]" office:value-type="float" office:value="-15.9003123730677" calcext:value-type="float">
            <text:p>-15.9003123730677</text:p>
          </table:table-cell>
        </table:table-row>
      </table:table>
      <table:table table:name="diel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Dielectric tensors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100 Gamma</text:p>
          </table:table-cell>
          <table:table-cell office:value-type="string" calcext:value-type="string">
            <text:p>150 Gam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iO-66</text:p>
          </table:table-cell>
          <table:table-cell table:number-columns-repeated="8"/>
          <table:table-cell office:value-type="string" calcext:value-type="string">
            <text:p>delta</text:p>
          </table:table-cell>
          <table:table-cell table:number-columns-repeated="2"/>
        </table:table-row>
        <table:table-row table:style-name="ro4">
          <table:table-cell/>
          <table:table-cell office:value-type="float" office:value="2.139651938" calcext:value-type="float">
            <text:p>2.1396519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6" office:value-type="float" office:value="1.850535445" calcext:value-type="float">
            <text:p>1.850535445</text:p>
          </table:table-cell>
          <table:table-cell table:style-name="ce6" office:value-type="float" office:value="1.850508332" calcext:value-type="float">
            <text:p>1.850508332</text:p>
          </table:table-cell>
          <table:table-cell/>
          <table:table-cell table:formula="of:=[.H5]-[.I5]" office:value-type="float" office:value="0.000027113000000023" calcext:value-type="float">
            <text:p>2.7113000000023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" calcext:value-type="float">
            <text:p>0</text:p>
          </table:table-cell>
          <table:table-cell office:value-type="float" office:value="2.139651938" calcext:value-type="float">
            <text:p>2.139651938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table:style-name="ce7" office:value-type="float" office:value="1.850451722" calcext:value-type="float">
            <text:p>1.850451722</text:p>
          </table:table-cell>
          <table:table-cell table:style-name="ce8" office:value-type="float" office:value="1.850419227" calcext:value-type="float">
            <text:p>1.850419227</text:p>
          </table:table-cell>
          <table:table-cell/>
          <table:table-cell table:formula="of:=[.H6]-[.I6]" office:value-type="float" office:value="0.0000324950000001323" calcext:value-type="float">
            <text:p>3.24950000001323E-0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13964898" calcext:value-type="float">
            <text:p>2.13964898</text:p>
          </table:table-cell>
          <table:table-cell table:number-columns-repeated="3"/>
          <table:table-cell table:style-name="ce7" office:value-type="float" office:value="1.850528395" calcext:value-type="float">
            <text:p>1.850528395</text:p>
          </table:table-cell>
          <table:table-cell table:style-name="ce7" office:value-type="float" office:value="1.850420165" calcext:value-type="float">
            <text:p>1.850420165</text:p>
          </table:table-cell>
          <table:table-cell/>
          <table:table-cell table:formula="of:=[.H7]-[.I7]" office:value-type="float" office:value="0.000108229999999931" calcext:value-type="float">
            <text:p>0.00010822999999993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UiO-66-dehydro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Sym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3026621" calcext:value-type="float">
            <text:p>2.13026621</text:p>
          </table:table-cell>
          <table:table-cell office:value-type="float" office:value="-0.037986906" calcext:value-type="float">
            <text:p>-0.037986906</text:p>
          </table:table-cell>
          <table:table-cell office:value-type="float" office:value="-0.027217846" calcext:value-type="float">
            <text:p>-0.027217846</text:p>
          </table:table-cell>
          <table:table-cell/>
          <table:table-cell table:formula="of:=AVERAGE([.B11];[.C12];[.D13])" office:value-type="float" office:value="2.16124902966667" calcext:value-type="float">
            <text:p>2.161249029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37986922" calcext:value-type="float">
            <text:p>-0.037986922</text:p>
          </table:table-cell>
          <table:table-cell office:value-type="float" office:value="2.171216116" calcext:value-type="float">
            <text:p>2.171216116</text:p>
          </table:table-cell>
          <table:table-cell office:value-type="float" office:value="-0.016248172" calcext:value-type="float">
            <text:p>-0.016248172</text:p>
          </table:table-cell>
          <table:table-cell table:number-columns-repeated="7"/>
          <table:table-cell office:value-type="string" calcext:value-type="string">
            <text:p>Ryder</text:p>
          </table:table-cell>
          <table:table-cell office:value-type="string" calcext:value-type="string">
            <text:p>UiO-66</text:p>
          </table:table-cell>
        </table:table-row>
        <table:table-row table:style-name="ro1">
          <table:table-cell/>
          <table:table-cell office:value-type="float" office:value="-0.027217884" calcext:value-type="float">
            <text:p>-0.027217884</text:p>
          </table:table-cell>
          <table:table-cell office:value-type="float" office:value="-0.016248373" calcext:value-type="float">
            <text:p>-0.016248373</text:p>
          </table:table-cell>
          <table:table-cell office:value-type="float" office:value="2.182264763" calcext:value-type="float">
            <text:p>2.182264763</text:p>
          </table:table-cell>
          <table:table-cell table:number-columns-repeated="8"/>
          <table:table-cell office:value-type="float" office:value="1.9" calcext:value-type="float">
            <text:p>1.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iO-66</text:p>
          </table:table-cell>
          <table:table-cell office:value-type="string" calcext:value-type="string">
            <text:p>UiO-66-deh</text:p>
          </table:table-cell>
          <table:table-cell office:value-type="string" calcext:value-type="string">
            <text:p>UiO-66-NH2-de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11" office:value-type="float" office:value="1.850508332" calcext:value-type="float">
            <text:p>1.8505</text:p>
          </table:table-cell>
          <table:table-cell table:style-name="ce11" office:value-type="float" office:value="1.796354926" calcext:value-type="float">
            <text:p>1.7964</text:p>
          </table:table-cell>
          <table:table-cell table:style-name="ce11" office:value-type="float" office:value="1.933422981" calcext:value-type="float">
            <text:p>1.9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92899812" calcext:value-type="float">
            <text:p>2.192899812</text:p>
          </table:table-cell>
          <table:table-cell office:value-type="float" office:value="-0.000000033" calcext:value-type="float">
            <text:p>-0.0000000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office:value-type="float" office:value="1.850419227" calcext:value-type="float">
            <text:p>1.8504</text:p>
          </table:table-cell>
          <table:table-cell table:style-name="ce11" office:value-type="float" office:value="1.824436763" calcext:value-type="float">
            <text:p>1.8244</text:p>
          </table:table-cell>
          <table:table-cell table:style-name="ce11" office:value-type="float" office:value="1.965638519" calcext:value-type="float">
            <text:p>1.9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33" calcext:value-type="float">
            <text:p>0.000000033</text:p>
          </table:table-cell>
          <table:table-cell office:value-type="float" office:value="2.192899812" calcext:value-type="float">
            <text:p>2.1928998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style-name="ce11" office:value-type="float" office:value="1.850420165" calcext:value-type="float">
            <text:p>1.8504</text:p>
          </table:table-cell>
          <table:table-cell table:style-name="ce11" office:value-type="float" office:value="1.832018304" calcext:value-type="float">
            <text:p>1.8320</text:p>
          </table:table-cell>
          <table:table-cell table:style-name="ce11" office:value-type="float" office:value="1.974294963" calcext:value-type="float">
            <text:p>1.974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-0" calcext:value-type="float">
            <text:p>0</text:p>
          </table:table-cell>
          <table:table-cell office:value-type="float" office:value="2.095767444" calcext:value-type="float">
            <text:p>2.095767444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11" table:formula="of:=AVERAGE([.H15:.H17])" office:value-type="float" office:value="1.85044924133333" calcext:value-type="float">
            <text:p>1.8504</text:p>
          </table:table-cell>
          <table:table-cell table:style-name="ce11" table:formula="of:=AVERAGE([.I15:.I17])" office:value-type="float" office:value="1.817603331" calcext:value-type="float">
            <text:p>1.8176</text:p>
          </table:table-cell>
          <table:table-cell table:style-name="ce11" table:formula="of:=AVERAGE([.J15:.J17])" office:value-type="float" office:value="1.95778548766667" calcext:value-type="float">
            <text:p>1.95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v(Ryder)</text:p>
          </table:table-cell>
          <table:table-cell table:formula="of:=1-[.H18]/[.$M$13]" office:value-type="float" office:value="0.0260793466666683" calcext:value-type="float">
            <text:p>0.02607934666666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O-66-NH2-dehydrox</text:p>
          </table:table-cell>
          <table:table-cell table:number-columns-repeated="11"/>
        </table:table-row>
      </table:table>
      <table:table table:name="IE control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BE/SV(P) gCp</text:p>
          </table:table-cell>
          <table:table-cell office:value-type="string" calcext:value-type="string">
            <text:p>AlH3</text:p>
          </table:table-cell>
          <table:table-cell office:value-type="string" calcext:value-type="string">
            <text:p>SBU</text:p>
          </table:table-cell>
          <table:table-cell office:value-type="string" calcext:value-type="string">
            <text:p>AlH3 SBU</text:p>
          </table:table-cell>
          <table:table-cell office:value-type="string" calcext:value-type="string">
            <text:p>AlH3+SBU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-243.960512173859" calcext:value-type="float">
            <text:p>-243.960512173859</text:p>
          </table:table-cell>
          <table:table-cell office:value-type="float" office:value="-3000.8915147444" calcext:value-type="float">
            <text:p>-3000.891514744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Orca</text:p>
          </table:table-cell>
          <table:table-cell office:value-type="float" office:value="-243.950104253503" calcext:value-type="float">
            <text:p>-243.950104253503</text:p>
          </table:table-cell>
          <table:table-cell table:style-name="ce6" office:value-type="float" office:value="-3000.55802403484" calcext:value-type="float">
            <text:p>-3000.55802403484</text:p>
          </table:table-cell>
          <table:table-cell office:value-type="float" office:value="-3244.01136909317" calcext:value-type="float">
            <text:p>-3244.01136909317</text:p>
          </table:table-cell>
          <table:table-cell table:formula="of:=[.C7]+[.D7]" office:value-type="float" office:value="-3244.50812828834" calcext:value-type="float">
            <text:p>-3244.508128288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Calabr" svg:font-family="Calabr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SungtiL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6:40:00.115002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5T11:18:06.015065745</meta:creation-date>
    <dc:date>2025-09-29T19:54:02.947674220</dc:date>
    <meta:editing-duration>P1DT13H2M47S</meta:editing-duration>
    <meta:editing-cycles>10</meta:editing-cycles>
    <meta:generator>LibreOffice/25.8.1.1$Linux_X86_64 LibreOffice_project/580$Build-1</meta:generator>
    <meta:document-statistic meta:table-count="5" meta:cell-count="126" meta:object-count="0"/>
  </office:meta>
</office:document-meta>
</file>